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ariaDB [anjani]&gt; delimiter //</text:p>
      <text:p text:style-name="Standard">MariaDB [anjani]&gt; create procedure sp_get1() begin select * from employee; end //</text:p>
      <text:p text:style-name="Standard">Query OK, 0 rows affected (0.004 sec)</text:p>
      <text:p text:style-name="Standard"/>
      <text:p text:style-name="Standard">MariaDB [anjani]&gt; delimiter ;</text:p>
      <text:p text:style-name="Standard">MariaDB [anjani]&gt; call sp_get1();</text:p>
      <text:p text:style-name="Standard">+------+------------+-------------+----------+------------+</text:p>
      <text:p text:style-name="Standard">| e_id | e_name <text:s text:c="4"/>| e_city <text:s text:c="5"/>| e_salary | e_phone <text:s text:c="3"/>|</text:p>
      <text:p text:style-name="Standard">+------+------------+-------------+----------+------------+</text:p>
      <text:p text:style-name="Standard">| <text:s text:c="3"/>1 | anjani <text:s text:c="4"/>| ahmedabad <text:s text:c="2"/>| 25000 <text:s text:c="3"/>| 9932323333 |</text:p>
      <text:p text:style-name="Standard">| <text:s text:c="3"/>2 | shriya <text:s text:c="4"/>| surat <text:s text:c="6"/>| 15000 <text:s text:c="3"/>| 9988776655 |</text:p>
      <text:p text:style-name="Standard">| <text:s text:c="3"/>3 | kajal <text:s text:c="5"/>| gandhinagar | 24000 <text:s text:c="3"/>| 9870987890 |</text:p>
      <text:p text:style-name="Standard">| <text:s text:c="3"/>4 | riya <text:s text:c="6"/>| rajkot <text:s text:c="5"/>| 30000 <text:s text:c="3"/>| 9822345789 |</text:p>
      <text:p text:style-name="Standard">| <text:s text:c="3"/>5 | avni <text:s text:c="6"/>| rajkot <text:s text:c="5"/>| 26000 <text:s text:c="3"/>| 8388328282 |</text:p>
      <text:p text:style-name="Standard">| <text:s text:c="3"/>6 | shreyanshi | surat <text:s text:c="6"/>| 30000 <text:s text:c="3"/>| 9082322111 |</text:p>
      <text:p text:style-name="Standard">| <text:s text:c="3"/>7 | devarsh <text:s text:c="3"/>| ahmedabad <text:s text:c="2"/>| 25500 <text:s text:c="3"/>| 9293949595 |</text:p>
      <text:p text:style-name="Standard">| <text:s text:c="3"/>8 | manish <text:s text:c="4"/>| vadodara <text:s text:c="3"/>| 33000 <text:s text:c="3"/>| 9032457865 |</text:p>
      <text:p text:style-name="Standard">| <text:s text:c="3"/>9 | jaydeep <text:s text:c="3"/>| kutch <text:s text:c="6"/>| 23000 <text:s text:c="3"/>| 8989323244 |</text:p>
      <text:p text:style-name="Standard">| <text:s text:c="2"/>10 | ranjeet <text:s text:c="3"/>| ahmedabad <text:s text:c="2"/>| 25000 <text:s text:c="3"/>| 8908765432 |</text:p>
      <text:p text:style-name="Standard">+------+------------+-------------+----------+------------+</text:p>
      <text:p text:style-name="Standard">10 rows in set (0.001 sec)</text:p>
      <text:p text:style-name="Standard"/>
      <text:p text:style-name="Standard">Query OK, 0 rows affected (0.001 sec)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6T18:09:53.362673346</meta:creation-date>
    <dc:date>2021-11-16T18:21:31.728496309</dc:date>
    <meta:editing-duration>PT11M39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21" meta:word-count="183" meta:character-count="1099" meta:non-whitespace-character-count="806"/>
  </office:meta>
</office:document-meta>
</file>